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CorrelatorMessageKey.setCanonical( String canoni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MessageKey.HCorrelatorMessag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MessageKey.getOw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MessageKey.getCanoni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MessageKey.setOwner( HCorrelatorMessage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